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72cm" fo:min-width="1.34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4cm" svg:height="1.022cm" svg:x="7.86cm" svg:y="2.5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1.427cm" svg:y="2.5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309cm" svg:y1="2.587cm" svg:x2="2.309cm" svg:y2="3.609cm">
          <text:p/>
        </draw:line>
        <draw:frame draw:style-name="gr3" draw:text-style-name="P3" draw:layer="layout" svg:width="0.853cm" svg:height="0.962cm" svg:x="1.431cm" svg:y="2.585cm">
          <draw:text-box>
            <text:p>1</text:p>
          </draw:text-box>
        </draw:frame>
        <draw:custom-shape draw:style-name="gr4" draw:text-style-name="P4" draw:layer="layout" svg:width="0.204cm" svg:height="0.204cm" svg:x="2.718cm" svg:y="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.857cm" svg:y1="3.125cm" svg:x2="4.602cm" svg:y2="3.125cm">
          <text:p/>
        </draw:line>
        <draw:frame draw:style-name="gr6" draw:text-style-name="P3" draw:layer="layout" svg:width="2.403cm" svg:height="0.962cm" svg:x="1.184cm" svg:y="1.317cm">
          <draw:text-box>
            <text:p>3 pairs</text:p>
          </draw:text-box>
        </draw:frame>
        <draw:line draw:style-name="gr2" draw:text-style-name="P2" draw:layer="layout" svg:x1="8.742cm" svg:y1="2.589cm" svg:x2="8.742cm" svg:y2="3.611cm">
          <text:p/>
        </draw:line>
        <draw:frame draw:style-name="gr3" draw:text-style-name="P3" draw:layer="layout" svg:width="0.853cm" svg:height="0.962cm" svg:x="7.864cm" svg:y="2.587cm">
          <draw:text-box>
            <text:p>3</text:p>
          </draw:text-box>
        </draw:frame>
        <draw:line draw:style-name="gr2" draw:text-style-name="P2" draw:layer="layout" svg:x1="8.734cm" svg:y1="2.588cm" svg:x2="9.699cm" svg:y2="3.604cm">
          <text:p/>
        </draw:line>
        <draw:custom-shape draw:style-name="gr1" draw:text-style-name="P1" draw:layer="layout" svg:width="1.84cm" svg:height="1.022cm" svg:x="4.62cm" svg:y="2.61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502cm" svg:y1="2.618cm" svg:x2="5.502cm" svg:y2="3.64cm">
          <text:p/>
        </draw:line>
        <draw:frame draw:style-name="gr7" draw:text-style-name="P3" draw:layer="layout" svg:width="0.853cm" svg:height="0.962cm" svg:x="4.624cm" svg:y="2.616cm">
          <draw:text-box>
            <text:p>2</text:p>
          </draw:text-box>
        </draw:frame>
        <draw:custom-shape draw:style-name="gr4" draw:text-style-name="P4" draw:layer="layout" svg:width="0.204cm" svg:height="0.204cm" svg:x="5.911cm" svg:y="3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05cm" svg:y1="3.156cm" svg:x2="7.795cm" svg:y2="3.156cm">
          <text:p/>
        </draw:line>
        <draw:custom-shape draw:style-name="gr1" draw:text-style-name="P1" draw:layer="layout" svg:width="1.84cm" svg:height="1.022cm" svg:x="18.471cm" svg:y="2.5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12.038cm" svg:y="2.5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92cm" svg:y1="2.587cm" svg:x2="12.92cm" svg:y2="3.609cm">
          <text:p/>
        </draw:line>
        <draw:custom-shape draw:style-name="gr4" draw:text-style-name="P4" draw:layer="layout" svg:width="0.204cm" svg:height="0.204cm" svg:x="13.329cm" svg:y="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468cm" svg:y1="3.125cm" svg:x2="15.213cm" svg:y2="3.125cm">
          <text:p/>
        </draw:line>
        <draw:frame draw:style-name="gr6" draw:text-style-name="P3" draw:layer="layout" svg:width="2.403cm" svg:height="0.962cm" svg:x="11.795cm" svg:y="1.317cm">
          <draw:text-box>
            <text:p>4 pairs</text:p>
          </draw:text-box>
        </draw:frame>
        <draw:line draw:style-name="gr2" draw:text-style-name="P2" draw:layer="layout" svg:x1="19.353cm" svg:y1="2.589cm" svg:x2="19.353cm" svg:y2="3.611cm">
          <text:p/>
        </draw:line>
        <draw:frame draw:style-name="gr3" draw:text-style-name="P3" xml:id="id2" draw:id="id2" draw:layer="layout" svg:width="0.853cm" svg:height="0.962cm" svg:x="18.475cm" svg:y="2.587cm">
          <draw:text-box>
            <text:p>3</text:p>
          </draw:text-box>
        </draw:frame>
        <draw:line draw:style-name="gr2" draw:text-style-name="P2" draw:layer="layout" svg:x1="19.345cm" svg:y1="2.588cm" svg:x2="20.31cm" svg:y2="3.604cm">
          <text:p/>
        </draw:line>
        <draw:custom-shape draw:style-name="gr1" draw:text-style-name="P1" draw:layer="layout" svg:width="1.84cm" svg:height="1.022cm" svg:x="15.231cm" svg:y="2.61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113cm" svg:y1="2.618cm" svg:x2="16.113cm" svg:y2="3.64cm">
          <text:p/>
        </draw:line>
        <draw:frame draw:style-name="gr7" draw:text-style-name="P3" draw:layer="layout" svg:width="0.853cm" svg:height="0.962cm" svg:x="15.235cm" svg:y="2.616cm">
          <draw:text-box>
            <text:p>2</text:p>
          </draw:text-box>
        </draw:frame>
        <draw:custom-shape draw:style-name="gr4" draw:text-style-name="P4" draw:layer="layout" svg:width="0.204cm" svg:height="0.204cm" svg:x="16.522cm" svg:y="3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661cm" svg:y1="3.156cm" svg:x2="18.406cm" svg:y2="3.156cm">
          <text:p/>
        </draw:line>
        <draw:custom-shape draw:style-name="gr4" draw:text-style-name="P4" xml:id="id1" draw:id="id1" draw:layer="layout" svg:width="0.204cm" svg:height="0.204cm" svg:x="12.43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12.532cm" svg:y1="3.201cm" svg:x2="18.901cm" svg:y2="3.549cm" draw:start-shape="id1" draw:start-glue-point="8" draw:end-shape="id2" draw:end-glue-point="2" svg:d="M12532 3201c0 1272 6369 1098 6369 348" svg:viewBox="0 0 6370 935">
          <text:p/>
        </draw:connector>
        <draw:custom-shape draw:style-name="gr1" draw:text-style-name="P1" draw:layer="layout" svg:width="1.84cm" svg:height="1.022cm" svg:x="7.993cm" svg:y="6.7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1.56cm" svg:y="6.75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442cm" svg:y1="6.754cm" svg:x2="2.442cm" svg:y2="7.776cm">
          <text:p/>
        </draw:line>
        <draw:custom-shape draw:style-name="gr4" draw:text-style-name="P4" draw:layer="layout" svg:width="0.204cm" svg:height="0.204cm" svg:x="2.851cm" svg:y="7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.99cm" svg:y1="7.292cm" svg:x2="4.735cm" svg:y2="7.292cm">
          <text:p/>
        </draw:line>
        <draw:frame draw:style-name="gr6" draw:text-style-name="P3" draw:layer="layout" svg:width="2.403cm" svg:height="0.962cm" svg:x="1.317cm" svg:y="5.484cm">
          <draw:text-box>
            <text:p>7 pairs</text:p>
          </draw:text-box>
        </draw:frame>
        <draw:line draw:style-name="gr2" draw:text-style-name="P2" draw:layer="layout" svg:x1="8.875cm" svg:y1="6.756cm" svg:x2="8.875cm" svg:y2="7.778cm">
          <text:p/>
        </draw:line>
        <draw:frame draw:style-name="gr3" draw:text-style-name="P3" xml:id="id5" draw:id="id5" draw:layer="layout" svg:width="0.853cm" svg:height="0.962cm" svg:x="7.997cm" svg:y="6.754cm">
          <draw:text-box>
            <text:p>3</text:p>
          </draw:text-box>
        </draw:frame>
        <draw:line draw:style-name="gr2" draw:text-style-name="P2" draw:layer="layout" svg:x1="8.867cm" svg:y1="6.755cm" svg:x2="9.832cm" svg:y2="7.771cm">
          <text:p/>
        </draw:line>
        <draw:custom-shape draw:style-name="gr1" draw:text-style-name="P1" draw:layer="layout" svg:width="1.84cm" svg:height="1.022cm" svg:x="4.753cm" svg:y="6.78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35cm" svg:y1="6.785cm" svg:x2="5.635cm" svg:y2="7.807cm">
          <text:p/>
        </draw:line>
        <draw:custom-shape draw:style-name="gr4" draw:text-style-name="P4" draw:layer="layout" svg:width="0.204cm" svg:height="0.204cm" svg:x="6.044cm" svg:y="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183cm" svg:y1="7.323cm" svg:x2="7.928cm" svg:y2="7.323cm">
          <text:p/>
        </draw:line>
        <draw:custom-shape draw:style-name="gr4" draw:text-style-name="P4" xml:id="id3" draw:id="id3" draw:layer="layout" svg:width="0.204cm" svg:height="0.204cm" svg:x="1.952cm" svg:y="7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draw:line-skew="0cm 0.66cm" svg:x1="1.952cm" svg:y1="7.266cm" svg:x2="5.183cm" svg:y2="7.745cm" draw:start-shape="id3" draw:start-glue-point="6" svg:d="M1952 7266c-751 0-627 632 369 1046s2862 610 2862-567" svg:viewBox="0 0 3716 1368">
          <text:p/>
        </draw:connector>
        <draw:custom-shape draw:style-name="gr4" draw:text-style-name="P4" xml:id="id4" draw:id="id4" draw:layer="layout" svg:width="0.204cm" svg:height="0.204cm" svg:x="5.145cm" svg:y="7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curve" svg:x1="5.247cm" svg:y1="7.399cm" svg:x2="8.423cm" svg:y2="7.716cm" draw:start-shape="id4" draw:start-glue-point="8" draw:end-shape="id5" draw:end-glue-point="2" svg:d="M5247 7399c0 1225 3176 1067 3176 317" svg:viewBox="0 0 3177 901">
          <text:p/>
        </draw:connector>
        <draw:custom-shape draw:style-name="gr1" draw:text-style-name="P1" draw:layer="layout" svg:width="1.84cm" svg:height="1.022cm" svg:x="18.21cm" svg:y="6.7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11.777cm" svg:y="6.71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659cm" svg:y1="6.715cm" svg:x2="12.659cm" svg:y2="7.737cm">
          <text:p/>
        </draw:line>
        <draw:frame draw:style-name="gr3" draw:text-style-name="P3" xml:id="id7" draw:id="id7" draw:layer="layout" svg:width="0.853cm" svg:height="0.962cm" svg:x="11.781cm" svg:y="6.713cm">
          <draw:text-box>
            <text:p>1</text:p>
          </draw:text-box>
        </draw:frame>
        <draw:custom-shape draw:style-name="gr4" draw:text-style-name="P4" draw:layer="layout" svg:width="0.204cm" svg:height="0.204cm" svg:x="13.068cm" svg:y="7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207cm" svg:y1="7.253cm" svg:x2="14.952cm" svg:y2="7.253cm">
          <text:p/>
        </draw:line>
        <draw:frame draw:style-name="gr6" draw:text-style-name="P3" draw:layer="layout" svg:width="6.386cm" svg:height="0.962cm" svg:x="11.534cm" svg:y="5.445cm">
          <draw:text-box>
            <text:p>Never returns (cycle)</text:p>
          </draw:text-box>
        </draw:frame>
        <draw:line draw:style-name="gr2" draw:text-style-name="P2" draw:layer="layout" svg:x1="19.092cm" svg:y1="6.717cm" svg:x2="19.092cm" svg:y2="7.739cm">
          <text:p/>
        </draw:line>
        <draw:frame draw:style-name="gr3" draw:text-style-name="P3" draw:layer="layout" svg:width="0.853cm" svg:height="0.962cm" svg:x="18.214cm" svg:y="6.715cm">
          <draw:text-box>
            <text:p>3</text:p>
          </draw:text-box>
        </draw:frame>
        <draw:custom-shape draw:style-name="gr1" draw:text-style-name="P1" draw:layer="layout" svg:width="1.84cm" svg:height="1.022cm" svg:x="14.97cm" svg:y="6.74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852cm" svg:y1="6.746cm" svg:x2="15.852cm" svg:y2="7.768cm">
          <text:p/>
        </draw:line>
        <draw:frame draw:style-name="gr7" draw:text-style-name="P3" draw:layer="layout" svg:width="0.853cm" svg:height="0.962cm" svg:x="14.974cm" svg:y="6.744cm">
          <draw:text-box>
            <text:p>2</text:p>
          </draw:text-box>
        </draw:frame>
        <draw:custom-shape draw:style-name="gr4" draw:text-style-name="P4" draw:layer="layout" svg:width="0.204cm" svg:height="0.204cm" svg:x="16.261cm" svg:y="7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4cm" svg:y1="7.284cm" svg:x2="18.145cm" svg:y2="7.284cm">
          <text:p/>
        </draw:line>
        <draw:custom-shape draw:style-name="gr4" draw:text-style-name="P4" xml:id="id6" draw:id="id6" draw:layer="layout" svg:width="0.204cm" svg:height="0.204cm" svg:x="19.462cm" svg:y="7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draw:line-skew="0.426cm" svg:x1="19.492cm" svg:y1="7.33cm" svg:x2="12.207cm" svg:y2="7.675cm" draw:start-shape="id6" draw:start-glue-point="7" draw:end-shape="id7" draw:end-glue-point="2" svg:d="M19492 7330c0 1906-7285 1734-7285 345" svg:viewBox="0 0 7286 141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8T00:32:04.976209533</meta:creation-date>
    <dc:date>2023-01-08T18:04:54.059111775</dc:date>
    <meta:editing-duration>PT15M10S</meta:editing-duration>
    <meta:editing-cycles>2</meta:editing-cycles>
    <meta:generator>LibreOffice/7.0.4.2$Linux_X86_64 LibreOffice_project/00$Build-2</meta:generator>
    <meta:document-statistic meta:object-count="64"/>
  </office:meta>
</office:document-meta>
</file>